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900000278A079B7E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8.233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733cm" svg:height="1.27cm" svg:x="1.317cm" svg:y="1.317cm">
          <text:p text:style-name="P1"><text:span text:style-name="T1">ML-proteins and Alpha Fold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434cm" svg:height="5.411cm" svg:x="1.634cm" svg:y="3.209cm">
          <draw:image xlink:href="Pictures/10000000000003D900000278A079B7E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4:24:57.167169680</meta:creation-date>
    <dc:date>2025-06-23T15:42:48.686868959</dc:date>
    <meta:editing-duration>PT54M36S</meta:editing-duration>
    <meta:editing-cycles>1</meta:editing-cycles>
    <meta:document-statistic meta:object-count="2"/>
    <meta:generator>LibreOffice/24.2.7.2$Linux_X86_64 LibreOffice_project/420$Build-2</meta:generator>
  </office:meta>
</office:document-meta>
</file>